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24-12-18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21-12-22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20-12-1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9-12-11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8-12-1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8-01-11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6-12-12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5-12-1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4-12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4-01-14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2-12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1-12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6912</text:p>
          </table:table-cell>
          <table:table-cell office:value-type="string" calcext:value-type="string">
            <text:p>197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